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FactoryHelper.ServiceFactory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iceFactoryHelper.findServiceFactory( XFire xfire , Class serviceClass , String annotations , String typeMapping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9">
            <text:p text:style-name="Table_20_Contents">5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